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pgave 3: Kodeflyt</text:p>
      <text:p text:style-name="P2"/>
      <text:p text:style-name="P2">2, 8<text:tab/><text:tab/>def print_prosa(): </text:p>
      <text:p text:style-name="P2">3, 9<text:tab/><text:tab/><text:tab/>print("Melding til alle gaardeiere:") </text:p>
      <text:p text:style-name="P2">4, 10<text:tab/><text:tab/><text:tab/>print("Antall dyr paa gaarden: ") </text:p>
      <text:p text:style-name="P2"/>
      <text:p text:style-name="P2">1<text:tab/><text:tab/>antall_dyr = 4 </text:p>
      <text:p text:style-name="P2">2<text:tab/><text:tab/>print_prosa() </text:p>
      <text:p text:style-name="P2">5<text:tab/><text:tab/>print(antall_dyr) </text:p>
      <text:p text:style-name="P2">6<text:tab/><text:tab/>antall_nye_dyr = int(input("Hvor mange nye dyr kommer til gaarden: ")) </text:p>
      <text:p text:style-name="P2">7<text:tab/><text:tab/>antall_dyr = antall_dyr + antall_nye_dyr </text:p>
      <text:p text:style-name="P2">8<text:tab/><text:tab/>print_prosa() </text:p>
      <text:p text:style-name="P2">11<text:tab/><text:tab/>print(antall_dyr) </text:p>
      <text:p text:style-name="P2"/>
      <text:p text:style-name="P2">12<text:tab/><text:tab/>if antall_dyr &gt; 12: </text:p>
      <text:p text:style-name="P2"><text:tab/><text:tab/><text:tab/>print("Det er mer enn ett dusin dyr paa gaarden!") </text:p>
      <text:p text:style-name="P2">13<text:tab/><text:tab/>elif antall_dyr == 12: </text:p>
      <text:p text:style-name="P2">14<text:tab/><text:tab/><text:tab/>print("Det er ett dusin dyr paa gaarden!") </text:p>
      <text:p text:style-name="P2"><text:tab/><text:tab/>else: </text:p>
      <text:p text:style-name="P2"><text:tab/><text:tab/><text:tab/>print("Det er mindre enn ett dusin dyr paa gaarden!") </text:p>
      <text:p text:style-name="P2"/>
      <text:p text:style-name="P2">1: Variabelen «antall_dyr» blir satt lik 4.</text:p>
      <text:p text:style-name="P2">2: Prosedyren print_prosa() kjøres. Går opp til der print_prosa() er definert.</text:p>
      <text:p text:style-name="P2">3: Kjører første linje i print_prosa(), skriver ut «Melding til alle gaardeiere:»</text:p>
      <text:p text:style-name="P2">4: Kjører andre linje i print_prosa(), skriver ut «Antall dyr paa gaarden:»</text:p>
      <text:p text:style-name="P2">5: Skriver ut variabelen «antall_dyr», altså verdien 4.</text:p>
      <text:p text:style-name="P2">6: Definerer en ny variabel «antall_nye_dyr» som tallet brukeren gir, her er det 8.</text:p>
      <text:p text:style-name="P2">7: Variabelen «antall_dyr» økes med tallet lagret i variabelen «antall_nye_dyr».</text:p>
      <text:p text:style-name="P2">8: Prosedyren print_prosa() kjøres. Går opp til der print_prosa() er definert.</text:p>
      <text:p text:style-name="P2">9: Kjører første linje i print_prosa(), skriver ut «Melding til alle gaardeiere:»</text:p>
      <text:p text:style-name="P2">10: Kjører andre linje i print_prosa(), skriver ut «Antall dyr paa gaarden:»</text:p>
      <text:p text:style-name="P2">11: Skriver ut variabelen «antall_dyr», altså verdien 12.</text:p>
      <text:p text:style-name="P2">12: Sjekker den boolske verdien av uttrykket bak if. Denne er False og vi går videre til elif.</text:p>
      <text:p text:style-name="P2">13: Sjekker den boolske verdien av uttrykket bak elif. Denne er True. </text:p>
      <text:p text:style-name="P2">14: Går til kodeblokken under elif og skriver ut setningen som står i «print()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irin Korvald</meta:initial-creator>
    <meta:creation-date>2017-08-28T21:17:36.56</meta:creation-date>
    <meta:document-statistic meta:table-count="0" meta:image-count="0" meta:object-count="0" meta:page-count="1" meta:paragraph-count="31" meta:word-count="247" meta:character-count="1593"/>
    <dc:date>2017-08-28T21:36:37.44</dc:date>
    <dc:creator>Eirin Korvald</dc:creator>
    <meta:editing-duration>PT3M39S</meta:editing-duration>
    <meta:editing-cycles>1</meta:editing-cycles>
    <meta:generator>OpenOffice/4.1.3$Win32 OpenOffice.org_project/413m1$Build-9783</meta:generator>
  </office:meta>
</office:document-meta>
</file>